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GENERAL PUBLIC LICENSE</text:h>
      <text:p text:style-name="P1">Version 3, 29 June 2007</text:p>
      <text:p text:style-name="Text_20_body">Copyright © 2007 Free Software Foundation, Inc. &lt;<text:a xlink:type="simple" xlink:href="http://fsf.org/">http://fsf.org/</text:a>&gt;</text:p>
      <text:p text:style-name="Text_20_body">Everyone is permitted to copy and distribute verbatim copies of this license document, but changing it is not allowed.</text:p>
      <text:h text:style-name="Heading_20_3" text:outline-level="3"><text:bookmark text:name="preamble"/>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text:soft-page-break/>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RMS AND CONDITIONS</text:h>
      <text:h text:style-name="Heading_20_4" text:outline-level="4"><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text:soft-page-break/>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text:bookmark text:name="section3"/><text:soft-page-break/>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text:bookmark text:name="section4"/>4. Conveying Verbatim Copies.</text:h>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xml:id="list2199961935115006453" text:style-name="L1">
        <text:list-item>
          <text:p text:style-name="P5">a) The work must carry prominent notices stating that you modified it, and giving a relevant date. </text:p>
        </text:list-item>
        <text:list-item>
          <text:p text:style-name="P5">b) The work must carry prominent notices stating that it is released under this License and any conditions added under section 7. This requirement modifies the requirement in section 4 to “keep intact all notices”. </text:p>
        </text:list-item>
        <text:list-item>
          <text:p text:style-name="P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text:soft-page-break/>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xml:id="list2467088735672885946" text:style-name="L2">
        <text:list-item>
          <text:p text:style-name="P6">a) Convey the object code in, or embodied in, a physical product (including a physical distribution medium), accompanied by the Corresponding Source fixed on a durable physical medium customarily used for software interchange. </text:p>
        </text:list-item>
        <text:list-item>
          <text:p text:style-name="P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6">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text:soft-page-break/>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text:bookmark text:name="section7"/>7. Additional Terms.</text:h>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3396342383539708545" text:style-name="L3">
        <text:list-item>
          <text:p text:style-name="P7">a) Disclaiming warranty or limiting liability differently from the terms of sections 15 and 16 of this License; or </text:p>
        </text:list-item>
        <text:list-item>
          <text:p text:style-name="P7">b) Requiring preservation of specified reasonable legal notices or author attributions in that material or in the Appropriate Legal Notices displayed by works containing it; or </text:p>
        </text:list-item>
        <text:list-item>
          <text:p text:style-name="P7">c) Prohibiting misrepresentation of the origin of that material, or requiring that modified versions of such material be marked in reasonable ways as different from the original version; or </text:p>
        </text:list-item>
        <text:list-item>
          <text:p text:style-name="P7">d) Limiting the use for publicity purposes of names of licensors or authors of the material; or </text:p>
        </text:list-item>
        <text:list-item>
          <text:p text:style-name="P7">e) Declining to grant rights under trademark law for use of some trade names, trademarks, or service marks; or </text:p>
        </text:list-item>
        <text:list-item>
          <text:p text:style-name="P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text:soft-page-break/>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ext:soft-page-break/>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text:bookmark text:name="section12"/>12. No Surrender of Others' Freedom.</text:h>
      <text:p text:style-name="Text_20_body">If conditions are imposed on you (whether by court order, agreement or otherwise) that contradict the <text:soft-page-break/>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text:bookmark text:name="section13"/>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ext:soft-page-break/>THE COST OF ALL NECESSARY SERVICING, REPAIR OR CORRECTION.</text:p>
      <text:h text:style-name="Heading_20_4" text:outline-level="4"><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9:35:20.865575753</meta:creation-date>
    <dc:date>2015-03-27T19:36:10.609921948</dc:date>
    <meta:editing-duration>P0D</meta:editing-duration>
    <meta:editing-cycles>1</meta:editing-cycles>
    <meta:generator>LibreOffice/4.2.7.2$Linux_X86_64 LibreOffice_project/420m0$Build-2</meta:generator>
    <meta:document-statistic meta:table-count="0" meta:image-count="0" meta:object-count="0" meta:page-count="11" meta:paragraph-count="111" meta:word-count="5230" meta:character-count="31633" meta:non-whitespace-character-count="26515"/>
  </office:meta>
</office:document-meta>
</file>